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0647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d::string get_tegra_pipeline(int width, int height, int fps) {</text:p>
      <text:p text:style-name="Standard"><text:s text:c="4"/>return "nvarguscamerasrc ! video/x-raw(memory:NVMM), width=(int)" + std::to_string(width) + ", height=(int)" +</text:p>
      <text:p text:style-name="Standard"><text:s text:c="12"/>std::to_string(height) + ", format=(string)NV12, framerate=(fraction)" + std::to_string(fps) +</text:p>
      <text:p text:style-name="Standard"><text:s text:c="12"/>"/1 ! nvvidconv ! video/x-raw, format=(string)BGRx ! videoconvert ! video/x-raw, format=(string)BGR ! appsink";</text:p>
      <text:p text:style-name="Standard">}</text:p>
      <text:p text:style-name="Standard"/>
      <text:p text:style-name="Standard"><text:s text:c="4"/>// Options</text:p>
      <text:p text:style-name="Standard"><text:s text:c="4"/>int <text:s/>WIDTH = 1920;</text:p>
      <text:p text:style-name="Standard"><text:s text:c="4"/>int <text:s/>HEIGHT = 1080;</text:p>
      <text:p text:style-name="Standard"><text:s text:c="4"/>int FPS = 30;</text:p>
      <text:p text:style-name="Standard"/>
      <text:p text:style-name="Standard"><text:s text:c="4"/>// Define the gstream pipeline</text:p>
      <text:p text:style-name="Standard"><text:s text:c="4"/>std::string pipeline = get_tegra_pipeline(WIDTH, HEIGHT, FPS);</text:p>
      <text:p text:style-name="Standard"><text:s text:c="4"/>std::cout &lt;&lt; "Using pipeline: \n\t" &lt;&lt; pipeline &lt;&lt; "\n";</text:p>
      <text:p text:style-name="Standard"/>
      <text:p text:style-name="Standard">g++ -o camera c<text:span text:style-name="T1">apture</text:span>.cpp <text:span text:style-name="T1">`</text:span>pkg-config --cflags --libs opencv<text:span text:style-name="T1">`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5:40:10.126524854</meta:creation-date>
    <dc:date>2019-07-09T16:33:15.527909194</dc:date>
    <meta:editing-duration>PT42M55S</meta:editing-duration>
    <meta:editing-cycles>1</meta:editing-cycles>
    <meta:document-statistic meta:table-count="0" meta:image-count="0" meta:object-count="0" meta:page-count="1" meta:paragraph-count="13" meta:word-count="85" meta:character-count="705" meta:non-whitespace-character-count="577"/>
    <meta:generator>LibreOffice/6.0.7.3$Linux_AARCH64 LibreOffice_project/00m0$Build-3</meta:generator>
  </office:meta>
</office:document-meta>
</file>